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  <text:list-item>
                    <text:p>Well-named methods explaining the specific functionality</text:p>
                  </text:list-item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3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3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3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3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3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3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</text:list-item>
            </text:list>
            <text:list text:style-name="L3">
              <text:list-item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ecompose Conditionals</text:p>
              </text:list-item>
            </text:list>
            <text:list text:style-name="L3">
              <text:list-item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</text:list>
            <text:list text:style-name="L2">
              <text:list-item>
                <text:p>Extract Subclass</text:p>
              </text:list-item>
            </text:list>
            <text:list text:style-name="L3">
              <text:list-item>
                <text:list>
                  <text:list-item>
                    <text:p>Separate methods only used by some instances of a class</text:p>
                  </text:list-item>
                  <text:list-item>
                    <text:p>Better specification of a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Data Value with Object</text:p>
              </text:list-item>
            </text:list>
            <text:list text:style-name="L3">
              <text:list-item>
                <text:list>
                  <text:list-item>
                    <text:p>Transform object attribute from native value to a separate entity</text:p>
                  </text:list-item>
                  <text:list-item>
                    <text:p>Relational object</text:p>
                  </text:list-item>
                </text:list>
              </text:list-item>
            </text:list>
            <text:list text:style-name="L2">
              <text:list-item>
                <text:p>Replace Type Code with Class</text:p>
              </text:list-item>
            </text:list>
            <text:list text:style-name="L3">
              <text:list-item>
                <text:list>
                  <text:list-item>
                    <text:p>Rely on symbolic names instead of numeric type codes</text:p>
                  </text:list-item>
                  <text:list-item>
                    <text:p>Enforce compiler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Type Code with Subclasses</text:p>
              </text:list-item>
            </text:list>
            <text:list text:style-name="L3">
              <text:list-item>
                <text:list>
                  <text:list-item>
                    <text:p>Split behavior depending the object type <text:s/>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5">
              <text:list-item>
                <text:p>Replace Type Code with State/Strategy</text:p>
              </text:list-item>
            </text:list>
            <text:list text:style-name="L3">
              <text:list-item>
                <text:list>
                  <text:list-item>
                    <text:p>Split behavior and switch them during the life cycle of the instance</text:p>
                  </text:list-item>
                </text:list>
              </text:list-item>
            </text:list>
            <text:list text:style-name="L5">
              <text:list-item>
                <text:p>Replace Array with Object</text:p>
              </text:list-item>
            </text:list>
            <text:list text:style-name="L3">
              <text:list-item>
                <text:list>
                  <text:list-item>
                    <text:p>Semantic description of th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Clumps</text:p>
              </text:list-item>
            </text:list>
            <text:list text:style-name="L3">
              <text:list-item>
                <text:list>
                  <text:list-item>
                    <text:p>Extract group of data items into value object</text:p>
                  </text:list-item>
                </text:list>
              </text:list-item>
            </text:list>
            <text:list text:style-name="L2">
              <text:list-item>
                <text:p>Primitive Obsession</text:p>
              </text:list-item>
            </text:list>
            <text:list text:style-name="L6">
              <text:list-item>
                <text:list>
                  <text:list-item>
                    <text:p>Encapsulate primitive type attributes into value object</text:p>
                  </text:list-item>
                </text:list>
              </text:list-item>
            </text:list>
            <text:list text:style-name="L2">
              <text:list-item>
                <text:p>Switch Statements</text:p>
              </text:list-item>
            </text:list>
            <text:list text:style-name="L6">
              <text:list-item>
                <text:list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Parallel Inheritance Hierarchies</text:p>
              </text:list-item>
            </text:list>
            <text:list text:style-name="L6">
              <text:list-item>
                <text:list>
                  <text:list-item>
                    <text:p>Consider folding the hierarchy into a single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0-27T09:09:25.154705902</dc:date>
    <meta:editing-duration>PT13H58M22S</meta:editing-duration>
    <meta:editing-cycles>123</meta:editing-cycles>
    <meta:generator>LibreOffice/4.2.8.2$Linux_X86_64 LibreOffice_project/420m0$Build-2</meta:generator>
    <meta:document-statistic meta:object-count="110"/>
  </office:meta>
</office:document-meta>
</file>